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 style:list-style-name="L1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4">
        <text:h text:style-name="Heading_20_3" text:outline-level="3">Html Export</text:h>
        <text:p text:style-name="Textkörper_20_Einrückung_20_Organon">Organon's HTML Export is an alternative to the HTML Export of OO / LO . Organon's HTML Export creates a much more reduced and better set outlay.</text:p>
        <text:p text:style-name="Textkörper_20_Einrückung_20_Organon">The idea was to obtain an output to be inserted quickly and easily by using copy and paste into your own HTML projects.</text:p>
        <text:p text:style-name="Textkörper_20_Einrückung_20_Organon"/>
        <text:p text:style-name="Textkörper_20_Einrückung_20_Organon">The following formats can optionally be used for the output:</text:p>
        <text:list xml:id="list8459595841260783390" text:style-name="L1">
          <text:list-item>
            <text:p text:style-name="P1">bold</text:p>
          </text:list-item>
          <text:list-item>
            <text:p text:style-name="P1">italic</text:p>
          </text:list-item>
          <text:list-item>
            <text:p text:style-name="P1">Alignment (left , right, center , block)</text:p>
          </text:list-item>
          <text:list-item>
            <text:p text:style-name="P1">headings</text:p>
          </text:list-item>
          <text:list-item>
            <text:p text:style-name="P1">footnotes</text:p>
          </text:list-item>
          <text:list-item>
            <text:p text:style-name="P1">colors</text:p>
          </text:list-item>
          <text:list-item>
            <text:p text:style-name="P1">hyperlinks</text:p>
          </text:list-item>
        </text:list>
        <text:p text:style-name="Textkörper_20_Einrückung_20_Organon"/>
        <text:p text:style-name="Textkörper_20_Einrückung_20_Organon">Other formats (quotes) or images are not (yet) be exporte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2" meta:word-count="92" meta:character-count="483"/>
    <dc:date>2015-05-09T11:39:45.83</dc:date>
    <meta:editing-duration>P0D</meta:editing-duration>
    <meta:editing-cycles>1</meta:editing-cycles>
    <meta:generator>OpenOffice/4.1.1$Win32 OpenOffice.org_project/411m6$Build-9775</meta:generator>
  </office:meta>
</office:document-meta>
</file>